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2608" calcext:value-type="float">
            <text:p>80.3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2608" calcext:value-type="float">
            <text:p>80.3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4-0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9704" calcext:value-type="float">
            <text:p>80.6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8952" calcext:value-type="float">
            <text:p>80.7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3232" calcext:value-type="float">
            <text:p>80.7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3504" calcext:value-type="float">
            <text:p>80.6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3504" calcext:value-type="float">
            <text:p>80.6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3504" calcext:value-type="float">
            <text:p>80.6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3504" calcext:value-type="float">
            <text:p>80.6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764" calcext:value-type="float">
            <text:p>80.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764" calcext:value-type="float">
            <text:p>80.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9966" calcext:value-type="float">
            <text:p>80.49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79055483871" calcext:value-type="float">
            <text:p>80.507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4708" calcext:value-type="float">
            <text:p>80.59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886336" calcext:value-type="float">
            <text:p>80.63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6112516129" calcext:value-type="float">
            <text:p>80.5661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10936" calcext:value-type="float">
            <text:p>80.58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1517419355" calcext:value-type="float">
            <text:p>80.6341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85068387097" calcext:value-type="float">
            <text:p>80.6485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1536" calcext:value-type="float">
            <text:p>80.68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76508387097" calcext:value-type="float">
            <text:p>80.6576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31812" calcext:value-type="float">
            <text:p>80.723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55858064516" calcext:value-type="float">
            <text:p>80.825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5451034483" calcext:value-type="float">
            <text:p>80.86354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852" calcext:value-type="float">
            <text:p>80.8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18763076923" calcext:value-type="float">
            <text:p>81.07187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6384" calcext:value-type="float">
            <text:p>81.10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15344" calcext:value-type="float">
            <text:p>81.1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2464" calcext:value-type="float">
            <text:p>81.1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14857142857" calcext:value-type="float">
            <text:p>81.011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10916129032" calcext:value-type="float">
            <text:p>81.001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98304" calcext:value-type="float">
            <text:p>80.98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55977142857" calcext:value-type="float">
            <text:p>81.1455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00252" calcext:value-type="float">
            <text:p>81.380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6663225806" calcext:value-type="float">
            <text:p>81.5066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3998571429" calcext:value-type="float">
            <text:p>81.576399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07437419355" calcext:value-type="float">
            <text:p>81.5607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42232" calcext:value-type="float">
            <text:p>81.69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29757419355" calcext:value-type="float">
            <text:p>81.8929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9726451613" calcext:value-type="float">
            <text:p>82.027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57055483871" calcext:value-type="float">
            <text:p>81.955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1642" calcext:value-type="float">
            <text:p>81.971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4686451613" calcext:value-type="float">
            <text:p>82.186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26016" calcext:value-type="float">
            <text:p>82.2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93661935484" calcext:value-type="float">
            <text:p>82.2393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3057142857" calcext:value-type="float">
            <text:p>82.2383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35014193548" calcext:value-type="float">
            <text:p>82.3135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44792258065" calcext:value-type="float">
            <text:p>82.0744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55384" calcext:value-type="float">
            <text:p>81.9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5998709677" calcext:value-type="float">
            <text:p>81.8475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97002857143" calcext:value-type="float">
            <text:p>81.63970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05065806452" calcext:value-type="float">
            <text:p>81.5805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98153548387" calcext:value-type="float">
            <text:p>81.6298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04568" calcext:value-type="float">
            <text:p>81.48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7840516129" calcext:value-type="float">
            <text:p>81.437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10792" calcext:value-type="float">
            <text:p>81.43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75860645161" calcext:value-type="float">
            <text:p>81.4175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08182857143" calcext:value-type="float">
            <text:p>81.4408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6945714286" calcext:value-type="float">
            <text:p>81.4306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00384516129" calcext:value-type="float">
            <text:p>81.350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51128" calcext:value-type="float">
            <text:p>81.39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99198709678" calcext:value-type="float">
            <text:p>81.35991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48896" calcext:value-type="float">
            <text:p>81.23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1723870968" calcext:value-type="float">
            <text:p>81.1311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2193548387" calcext:value-type="float">
            <text:p>81.052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87916" calcext:value-type="float">
            <text:p>80.958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13981935484" calcext:value-type="float">
            <text:p>80.9713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90684" calcext:value-type="float">
            <text:p>80.989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90152258064" calcext:value-type="float">
            <text:p>81.0290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14386206897" calcext:value-type="float">
            <text:p>81.1414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77740689655" calcext:value-type="float">
            <text:p>81.19777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90379354839" calcext:value-type="float">
            <text:p>81.309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63776" calcext:value-type="float">
            <text:p>81.45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84361290323" calcext:value-type="float">
            <text:p>81.508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8144" calcext:value-type="float">
            <text:p>81.36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6273548387" calcext:value-type="float">
            <text:p>81.2686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18490322581" calcext:value-type="float">
            <text:p>81.161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72672" calcext:value-type="float">
            <text:p>81.1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4203870968" calcext:value-type="float">
            <text:p>81.210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22276" calcext:value-type="float">
            <text:p>81.272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3604" calcext:value-type="float">
            <text:p>81.4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1793548387" calcext:value-type="float">
            <text:p>81.494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9636129032" calcext:value-type="float">
            <text:p>81.5009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638" calcext:value-type="float">
            <text:p>81.558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0763870968" calcext:value-type="float">
            <text:p>81.506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1752" calcext:value-type="float">
            <text:p>81.5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69988387097" calcext:value-type="float">
            <text:p>81.5369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8206451613" calcext:value-type="float">
            <text:p>81.573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82264" calcext:value-type="float">
            <text:p>81.61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83491612903" calcext:value-type="float">
            <text:p>81.6483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08044" calcext:value-type="float">
            <text:p>81.670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0928516129" calcext:value-type="float">
            <text:p>81.7609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89237142857" calcext:value-type="float">
            <text:p>81.8489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31464516129" calcext:value-type="float">
            <text:p>81.8331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87249032258" calcext:value-type="float">
            <text:p>81.7787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28488" calcext:value-type="float">
            <text:p>81.82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73743225807" calcext:value-type="float">
            <text:p>81.8373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508" calcext:value-type="float">
            <text:p>81.91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0157419355" calcext:value-type="float">
            <text:p>81.8320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0990967742" calcext:value-type="float">
            <text:p>81.7860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8448" calcext:value-type="float">
            <text:p>81.79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10092903226" calcext:value-type="float">
            <text:p>81.8910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26428" calcext:value-type="float">
            <text:p>81.952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62028387097" calcext:value-type="float">
            <text:p>82.0262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23925714286" calcext:value-type="float">
            <text:p>82.0623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06214193548" calcext:value-type="float">
            <text:p>82.1306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06098064516" calcext:value-type="float">
            <text:p>82.1606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30664" calcext:value-type="float">
            <text:p>82.24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88224516129" calcext:value-type="float">
            <text:p>82.288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284" calcext:value-type="float">
            <text:p>82.4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7816774193" calcext:value-type="float">
            <text:p>82.47878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71650322581" calcext:value-type="float">
            <text:p>82.5471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8336" calcext:value-type="float">
            <text:p>82.5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0100645161" calcext:value-type="float">
            <text:p>82.5240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17628" calcext:value-type="float">
            <text:p>82.531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39868387097" calcext:value-type="float">
            <text:p>82.5839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39742068965" calcext:value-type="float">
            <text:p>82.693974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97470967742" calcext:value-type="float">
            <text:p>82.77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43912258064" calcext:value-type="float">
            <text:p>82.8943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2976" calcext:value-type="float">
            <text:p>82.9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2343483871" calcext:value-type="float">
            <text:p>83.102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26328" calcext:value-type="float">
            <text:p>83.14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93070967742" calcext:value-type="float">
            <text:p>83.069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2128" calcext:value-type="float">
            <text:p>82.95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7122580645" calcext:value-type="float">
            <text:p>82.869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90544" calcext:value-type="float">
            <text:p>82.90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73698064516" calcext:value-type="float">
            <text:p>82.9073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0028571429" calcext:value-type="float">
            <text:p>82.972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26214193548" calcext:value-type="float">
            <text:p>82.8926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35787096774" calcext:value-type="float">
            <text:p>82.8335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81528" calcext:value-type="float">
            <text:p>82.85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1002580645" calcext:value-type="float">
            <text:p>82.9261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80944" calcext:value-type="float">
            <text:p>82.84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72312258065" calcext:value-type="float">
            <text:p>82.7572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1447483871" calcext:value-type="float">
            <text:p>82.7914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1972" calcext:value-type="float">
            <text:p>82.75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69767741936" calcext:value-type="float">
            <text:p>82.736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2904" calcext:value-type="float">
            <text:p>82.76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38072258065" calcext:value-type="float">
            <text:p>82.7938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6034285714" calcext:value-type="float">
            <text:p>82.8786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79654193549" calcext:value-type="float">
            <text:p>82.977965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44201290323" calcext:value-type="float">
            <text:p>82.9044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59632" calcext:value-type="float">
            <text:p>82.9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13316129032" calcext:value-type="float">
            <text:p>82.921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2168" calcext:value-type="float">
            <text:p>83.1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6143483871" calcext:value-type="float">
            <text:p>83.026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9951111111" calcext:value-type="float">
            <text:p>82.90599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16656" calcext:value-type="float">
            <text:p>82.87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95126451613" calcext:value-type="float">
            <text:p>82.9195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2346" calcext:value-type="float">
            <text:p>83.03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10507096774" calcext:value-type="float">
            <text:p>83.1810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4945714286" calcext:value-type="float">
            <text:p>83.2594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33032258065" calcext:value-type="float">
            <text:p>83.333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82018064516" calcext:value-type="float">
            <text:p>83.4682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37776" calcext:value-type="float">
            <text:p>83.51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55122580645" calcext:value-type="float">
            <text:p>83.555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1408" calcext:value-type="float">
            <text:p>83.52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0960516129" calcext:value-type="float">
            <text:p>83.540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63596129032" calcext:value-type="float">
            <text:p>83.5263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40544" calcext:value-type="float">
            <text:p>83.54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0879483871" calcext:value-type="float">
            <text:p>83.5808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0248" calcext:value-type="float">
            <text:p>83.61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08735483871" calcext:value-type="float">
            <text:p>83.680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30339310345" calcext:value-type="float">
            <text:p>83.76303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1323870968" calcext:value-type="float">
            <text:p>83.8591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83979354839" calcext:value-type="float">
            <text:p>83.8083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54024" calcext:value-type="float">
            <text:p>83.9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78020645161" calcext:value-type="float">
            <text:p>83.9078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9536" calcext:value-type="float">
            <text:p>83.9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51705806452" calcext:value-type="float">
            <text:p>83.8451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69576774194" calcext:value-type="float">
            <text:p>83.8869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67508" calcext:value-type="float">
            <text:p>84.086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51009032258" calcext:value-type="float">
            <text:p>84.0251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3012" calcext:value-type="float">
            <text:p>84.04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16998709677" calcext:value-type="float">
            <text:p>84.1716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54582857143" calcext:value-type="float">
            <text:p>84.2754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80732903226" calcext:value-type="float">
            <text:p>84.3080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86861935484" calcext:value-type="float">
            <text:p>84.4186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22568" calcext:value-type="float">
            <text:p>84.45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5015483871" calcext:value-type="float">
            <text:p>84.5145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5672516129" calcext:value-type="float">
            <text:p>84.6656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80048" calcext:value-type="float">
            <text:p>84.4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25815483871" calcext:value-type="float">
            <text:p>84.3925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59144" calcext:value-type="float">
            <text:p>84.45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39723870968" calcext:value-type="float">
            <text:p>84.4839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3774285714" calcext:value-type="float">
            <text:p>84.4993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1277419355" calcext:value-type="float">
            <text:p>84.63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4926451613" calcext:value-type="float">
            <text:p>84.6644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2568" calcext:value-type="float">
            <text:p>84.70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02299354839" calcext:value-type="float">
            <text:p>84.750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96248" calcext:value-type="float">
            <text:p>84.72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6127741935" calcext:value-type="float">
            <text:p>84.7776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0477419355" calcext:value-type="float">
            <text:p>84.75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2336" calcext:value-type="float">
            <text:p>84.74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73958709677" calcext:value-type="float">
            <text:p>84.7873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5012" calcext:value-type="float">
            <text:p>84.80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7441428571" calcext:value-type="float">
            <text:p>84.929744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68518709677" calcext:value-type="float">
            <text:p>85.0068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2330322581" calcext:value-type="float">
            <text:p>84.9962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2628" calcext:value-type="float">
            <text:p>85.00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4399483871" calcext:value-type="float">
            <text:p>85.0743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6824" calcext:value-type="float">
            <text:p>85.13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43387096774" calcext:value-type="float">
            <text:p>85.1043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27974193548" calcext:value-type="float">
            <text:p>85.062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28016" calcext:value-type="float">
            <text:p>85.10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5016774194" calcext:value-type="float">
            <text:p>85.191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55444" calcext:value-type="float">
            <text:p>85.305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36615483871" calcext:value-type="float">
            <text:p>85.4136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31628965517" calcext:value-type="float">
            <text:p>85.58316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4789677419" calcext:value-type="float">
            <text:p>85.6734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89331612903" calcext:value-type="float">
            <text:p>85.558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78" calcext:value-type="float">
            <text:p>85.61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5976774194" calcext:value-type="float">
            <text:p>85.5785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11776" calcext:value-type="float">
            <text:p>85.57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29573333333" calcext:value-type="float">
            <text:p>85.5529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366" calcext:value-type="float">
            <text:p>90.24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6112" calcext:value-type="float">
            <text:p>99.9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2928" calcext:value-type="float">
            <text:p>93.0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5376" calcext:value-type="float">
            <text:p>93.3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4656" calcext:value-type="float">
            <text:p>93.8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8976" calcext:value-type="float">
            <text:p>91.6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146" calcext:value-type="float">
            <text:p>91.69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988" calcext:value-type="float">
            <text:p>93.0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1144" calcext:value-type="float">
            <text:p>94.7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0252" calcext:value-type="float">
            <text:p>91.17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7688" calcext:value-type="float">
            <text:p>94.2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6376" calcext:value-type="float">
            <text:p>94.9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99" calcext:value-type="float">
            <text:p>90.6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4272" calcext:value-type="float">
            <text:p>91.5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0516" calcext:value-type="float">
            <text:p>96.33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122" calcext:value-type="float">
            <text:p>93.58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4688" calcext:value-type="float">
            <text:p>99.4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7432" calcext:value-type="float">
            <text:p>100.3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966" calcext:value-type="float">
            <text:p>92.52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3376" calcext:value-type="float">
            <text:p>95.0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4004" calcext:value-type="float">
            <text:p>84.6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1244" calcext:value-type="float">
            <text:p>100.63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3752" calcext:value-type="float">
            <text:p>100.1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196" calcext:value-type="float">
            <text:p>91.8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1296" calcext:value-type="float">
            <text:p>91.1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609093144902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24" meta:object-count="0"/>
    <meta:user-defined meta:name="AppVersion">3.0</meta:user-defined>
  </office:meta>
</office:document-meta>
</file>